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7000069D500007A9454F70196064D97A0.wmf" manifest:media-type="image/x-wmf"/>
  <manifest:file-entry manifest:full-path="Pictures/10000000000000C3000000A25316F5EFE5CCB62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1" style:family="paragraph" style:parent-style-name="Standard">
      <style:text-properties fo:color="#000000" style:font-name="aRIAL" fo:font-size="11pt" fo:language="ca" fo:country="ES" fo:font-style="normal" fo:font-weight="bold" officeooo:rsid="00e4bce9" officeooo:paragraph-rsid="00e55584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3" style:family="paragraph" style:parent-style-name="Standard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8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36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7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55584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740cf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officeooo:rsid="00e55584"/>
    </style:style>
    <style:style style:name="T22" style:family="text">
      <style:text-properties officeooo:rsid="00e74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8">2251</text:span><text:span text:style-name="T9"> CFG</text:span><text:span text:style-name="T8">S Administració de Sistemes Informàtics</text:span></text:p>
      <text:p text:style-name="P22">2252 CFGS Desenvolupament d'Aplicacions Multiplataforma</text:p>
      <text:h text:style-name="P37" text:outline-level="1"><text:span text:style-name="T12">Mòdul 3</text:span><text:span text:style-name="T11"> – Programació bàsica</text:span></text:h>
      <text:h text:style-name="P39" text:outline-level="1">UF2 – <text:span text:style-name="T16">Programació modular</text:span></text:h>
      <text:p text:style-name="P18"><text:span text:style-name="T18">Document de resposta </text:span><text:span text:style-name="T17">de la tasca </text:span><text:span text:style-name="T20">2</text:span><text:span text:style-name="T17"> de l'activitat A40</text:span><text:span text:style-name="T19">8</text:span><text:span text:style-name="T7"> </text:span></text:p>
      <text:p text:style-name="P17"/>
      <text:p text:style-name="P26"/>
      <text:p text:style-name="P15"/>
      <text:p text:style-name="P19"/>
      <text:p text:style-name="P28">Forma i dates de lliurament</text:p>
      <text:p text:style-name="P16"/>
      <text:p text:style-name="P31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30"/>
      <text:p text:style-name="P27"/>
      <text:p text:style-name="P29">Resposta<text:bookmark-start text:name="__DdeLink__3243_1392924193"/></text:p>
      <text:h text:style-name="P38" text:outline-level="1"/>
      <text:p text:style-name="P21">Disseny descendent del procés que consisteix en <text:span text:style-name="T22">verificar si es pot establir una correspondència injectiva entre les lletres d'un conjunt de paraules i les lletres del diposit</text:span>.</text:p>
      <text:p text:style-name="P20"><text:bookmark-end text:name="__DdeLink__3243_1392924193"/></text:p>
      <text:list xml:id="list1173532575435014709" text:style-name="L1">
        <text:list-header>
          <text:p text:style-name="P34"/>
        </text:list-header>
      </text:list>
      <text:p text:style-name="P23"><text:span text:style-name="T22">Verificar proposta de paraules</text:span>.</text:p>
      <text:list xml:id="list123312631340171" text:continue-numbering="true" text:style-name="L1">
        <text:list-item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24</meta:editing-cycles>
    <meta:editing-duration>P5DT1H37M42S</meta:editing-duration>
    <dc:date>2015-10-08T12:33:10.106174004</dc:date>
    <dc:creator>josep </dc:creator>
    <meta:document-statistic meta:table-count="2" meta:image-count="3" meta:object-count="0" meta:page-count="1" meta:paragraph-count="28" meta:word-count="157" meta:character-count="1040" meta:non-whitespace-character-count="904"/>
    <meta:user-defined meta:name="Info 1"/>
    <meta:user-defined meta:name="Info 2"/>
    <meta:user-defined meta:name="Info 3"/>
    <meta:user-defined meta:name="Info 4"/>
  </office:meta>
</office:document-meta>
</file>